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8a9" officeooo:paragraph-rsid="0011c8a9"/>
    </style:style>
    <style:style style:name="P2" style:family="paragraph" style:parent-style-name="Standard" style:list-style-name="L1">
      <style:text-properties officeooo:rsid="0011c8a9" officeooo:paragraph-rsid="0011c8a9"/>
    </style:style>
    <style:style style:name="P3" style:family="paragraph" style:parent-style-name="Standard" style:list-style-name="L1">
      <style:text-properties officeooo:paragraph-rsid="0011c8a9"/>
    </style:style>
    <style:style style:name="T1" style:family="text">
      <style:text-properties officeooo:rsid="0011c8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urpose of Lab 0 is to answer some simple questions about yourself.</text:p>
      <text:p text:style-name="P1"/>
      <text:p text:style-name="P1">If you have not installed the Code:Blocks IDE yet please follow these instructions:</text:p>
      <text:list xml:id="list1989615342" text:style-name="L1">
        <text:list-item>
          <text:p text:style-name="P2">Visit <text:a xlink:type="simple" xlink:href="http://www.codeblocks.org/downloads/binaries" text:style-name="Internet_20_link" text:visited-style-name="Visited_20_Internet_20_Link">http://www.codeblocks.org/downloads/binaries</text:a></text:p>
        </text:list-item>
        <text:list-item>
          <text:p text:style-name="P3"><text:span text:style-name="T1">For Windows:</text:span></text:p>
          <text:list>
            <text:list-item>
              <text:p text:style-name="P3"><text:span text:style-name="T1">Select the download link for "</text:span>codeblocks-20.03mingw-setup.exe<text:span text:style-name="T1">"</text:span></text:p>
            </text:list-item>
          </text:list>
        </text:list-item>
        <text:list-item>
          <text:p text:style-name="P2">For Mac:</text:p>
          <text:list>
            <text:list-item>
              <text:p text:style-name="P3"><text:span text:style-name="T1">Select the download link for "</text:span>CodeBlocks-13.12-mac.zip<text:span text:style-name="T1">"</text:span></text:p>
            </text:list-item>
          </text:list>
        </text:list-item>
        <text:list-item>
          <text:p text:style-name="P2">Follow the setup instructions. Use gcc as your compiler if asked.</text:p>
        </text:list-item>
      </text:list>
      <text:p text:style-name="P1"/>
      <text:p text:style-name="P1">C++ uses the <text:span text:style-name="T2">cout </text:span><text:span text:style-name="T3">statement provided by the </text:span><text:span text:style-name="T2">iostream</text:span><text:span text:style-name="T3"> library to print text to the console. <text:s/>You will use </text:span><text:span text:style-name="T2">cout </text:span><text:span text:style-name="T3">statement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6:10:05.513054886</meta:creation-date>
    <meta:generator>LibreOffice/6.4.4.2$Linux_X86_64 LibreOffice_project/40$Build-2</meta:generator>
    <dc:date>2020-08-20T16:16:10.942209376</dc:date>
    <meta:editing-duration>PT6M7S</meta:editing-duration>
    <meta:editing-cycles>1</meta:editing-cycles>
    <meta:document-statistic meta:table-count="0" meta:image-count="0" meta:object-count="0" meta:page-count="1" meta:paragraph-count="9" meta:word-count="82" meta:character-count="533" meta:non-whitespace-character-count="464"/>
  </office:meta>
</office:document-meta>
</file>